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575" officeooo:paragraph-rsid="001a7575"/>
    </style:style>
    <style:style style:name="P2" style:family="paragraph" style:parent-style-name="Header">
      <style:text-properties officeooo:rsid="001a7575" officeooo:paragraph-rsid="001a7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7575" officeooo:paragraph-rsid="001a7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äyttöohje</text:p>
        <text:p text:style-name="MP1">Kristian Wahlro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de </meta:initial-creator>
    <meta:creation-date>2015-02-24T19:08:19.643507289</meta:creation-date>
    <dc:date>2015-02-24T19:09:26.410351136</dc:date>
    <dc:creator>Kride 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27" meta:non-whitespace-character-count="27"/>
    <meta:generator>LibreOffice/4.2.7.2$Linux_X86_64 LibreOffice_project/420m0$Build-2</meta:generator>
  </office:meta>
</office:document-meta>
</file>